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öhne" svg:font-family="Söhn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Söhne" style:font-name-asian="Söhne" style:font-name-complex="Söhne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4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5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6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Söhne" style:font-name-asian="Söhne" style:font-name-complex="Söhne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9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10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Söhne" style:font-name-asian="Söhne" style:font-name-complex="Söhne"/>
    </style:style>
    <style:style style:name="ce11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12" style:family="table-cell" style:parent-style-name="Default" style:data-style-name="N19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lefonata" table:style-name="ta1"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effettuataDa</text:p>
          </table:table-cell>
          <table:table-cell office:value-type="string" table:style-name="ce10">
            <text:p>data</text:p>
          </table:table-cell>
          <table:table-cell office:value-type="string" table:style-name="ce7">
            <text:p>ora</text:p>
          </table:table-cell>
          <table:table-cell office:value-type="string" table:style-name="ce7">
            <text:p>durata</text:p>
          </table:table-cell>
          <table:table-cell office:value-type="string" table:style-name="ce7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09-26T00:00:00" table:style-name="ce11">
            <text:p>26/09/2023</text:p>
          </table:table-cell>
          <table:table-cell office:value-type="string" table:style-name="ce8">
            <text:p>03:3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01T00:00:00" table:style-name="ce11">
            <text:p>01/10/2023</text:p>
          </table:table-cell>
          <table:table-cell office:value-type="string" table:style-name="ce8">
            <text:p>19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3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06T00:00:00" table:style-name="ce11">
            <text:p>06/10/2023</text:p>
          </table:table-cell>
          <table:table-cell office:value-type="string" table:style-name="ce8">
            <text:p>10:3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4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11T00:00:00" table:style-name="ce11">
            <text:p>11/10/2023</text:p>
          </table:table-cell>
          <table:table-cell office:value-type="string" table:style-name="ce8">
            <text:p>02:1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5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16T00:00:00" table:style-name="ce11">
            <text:p>16/10/2023</text:p>
          </table:table-cell>
          <table:table-cell office:value-type="string" table:style-name="ce8">
            <text:p>18:5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6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21T00:00:00" table:style-name="ce11">
            <text:p>21/10/2023</text:p>
          </table:table-cell>
          <table:table-cell office:value-type="string" table:style-name="ce8">
            <text:p>17:4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7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26T00:00:00" table:style-name="ce11">
            <text:p>26/10/2023</text:p>
          </table:table-cell>
          <table:table-cell office:value-type="string" table:style-name="ce8">
            <text:p>17:2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8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0-31T00:00:00" table:style-name="ce11">
            <text:p>31/10/2023</text:p>
          </table:table-cell>
          <table:table-cell office:value-type="string" table:style-name="ce8">
            <text:p>16:10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9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1-05T00:00:00" table:style-name="ce11">
            <text:p>05/11/2023</text:p>
          </table:table-cell>
          <table:table-cell office:value-type="string" table:style-name="ce8">
            <text:p>14:5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1-10T00:00:00" table:style-name="ce11">
            <text:p>10/11/2023</text:p>
          </table:table-cell>
          <table:table-cell office:value-type="string" table:style-name="ce8">
            <text:p>13:40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PRODUCT([.E11];0.1)" table:style-name="ce9">
            <text:p>0,7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1-15T00:00:00" table:style-name="ce11">
            <text:p>15/11/2023</text:p>
          </table:table-cell>
          <table:table-cell office:value-type="string" table:style-name="ce8">
            <text:p>12:2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2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1-20T00:00:00" table:style-name="ce11">
            <text:p>20/11/2023</text:p>
          </table:table-cell>
          <table:table-cell office:value-type="string" table:style-name="ce8">
            <text:p>12:1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3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1-25T00:00:00" table:style-name="ce11">
            <text:p>25/11/2023</text:p>
          </table:table-cell>
          <table:table-cell office:value-type="string" table:style-name="ce8">
            <text:p>11:5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14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1-30T00:00:00" table:style-name="ce11">
            <text:p>30/11/2023</text:p>
          </table:table-cell>
          <table:table-cell office:value-type="string" table:style-name="ce8">
            <text:p>10:4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15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2-05T00:00:00" table:style-name="ce11">
            <text:p>05/12/2023</text:p>
          </table:table-cell>
          <table:table-cell office:value-type="string" table:style-name="ce8">
            <text:p>10:2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6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2-10T00:00:00" table:style-name="ce11">
            <text:p>10/12/2023</text:p>
          </table:table-cell>
          <table:table-cell office:value-type="string" table:style-name="ce8">
            <text:p>09:1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17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2-15T00:00:00" table:style-name="ce11">
            <text:p>15/12/2023</text:p>
          </table:table-cell>
          <table:table-cell office:value-type="string" table:style-name="ce8">
            <text:p>08:5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1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2-20T00:00:00" table:style-name="ce11">
            <text:p>20/12/2023</text:p>
          </table:table-cell>
          <table:table-cell office:value-type="string" table:style-name="ce8">
            <text:p>07:4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9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2-25T00:00:00" table:style-name="ce11">
            <text:p>25/12/2023</text:p>
          </table:table-cell>
          <table:table-cell office:value-type="string" table:style-name="ce8">
            <text:p>07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3-12-30T00:00:00" table:style-name="ce11">
            <text:p>30/12/2023</text:p>
          </table:table-cell>
          <table:table-cell office:value-type="string" table:style-name="ce8">
            <text:p>07:1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21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1-04T00:00:00" table:style-name="ce11">
            <text:p>04/01/2024</text:p>
          </table:table-cell>
          <table:table-cell office:value-type="string" table:style-name="ce8">
            <text:p>07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2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1-09T00:00:00" table:style-name="ce11">
            <text:p>09/01/2024</text:p>
          </table:table-cell>
          <table:table-cell office:value-type="string" table:style-name="ce8">
            <text:p>06:4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3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1-14T00:00:00" table:style-name="ce11">
            <text:p>14/01/2024</text:p>
          </table:table-cell>
          <table:table-cell office:value-type="string" table:style-name="ce8">
            <text:p>06:2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24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1-19T00:00:00" table:style-name="ce11">
            <text:p>19/01/2024</text:p>
          </table:table-cell>
          <table:table-cell office:value-type="string" table:style-name="ce8">
            <text:p>06:1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5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1-24T00:00:00" table:style-name="ce11">
            <text:p>24/01/2024</text:p>
          </table:table-cell>
          <table:table-cell office:value-type="string" table:style-name="ce8">
            <text:p>07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6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1-29T00:00:00" table:style-name="ce11">
            <text:p>29/01/2024</text:p>
          </table:table-cell>
          <table:table-cell office:value-type="string" table:style-name="ce8">
            <text:p>06:4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7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2-03T00:00:00" table:style-name="ce11">
            <text:p>03/02/2024</text:p>
          </table:table-cell>
          <table:table-cell office:value-type="string" table:style-name="ce8">
            <text:p>06:2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2-08T00:00:00" table:style-name="ce11">
            <text:p>08/02/2024</text:p>
          </table:table-cell>
          <table:table-cell office:value-type="string" table:style-name="ce8">
            <text:p>06:1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9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2-13T00:00:00" table:style-name="ce11">
            <text:p>13/02/2024</text:p>
          </table:table-cell>
          <table:table-cell office:value-type="string" table:style-name="ce8">
            <text:p>05:5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30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2-18T00:00:00" table:style-name="ce11">
            <text:p>18/02/2024</text:p>
          </table:table-cell>
          <table:table-cell office:value-type="string" table:style-name="ce8">
            <text:p>04:4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31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2-23T00:00:00" table:style-name="ce11">
            <text:p>23/02/2024</text:p>
          </table:table-cell>
          <table:table-cell office:value-type="string" table:style-name="ce8">
            <text:p>04:30:00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PRODUCT([.E32];0.1)" table:style-name="ce9">
            <text:p>2,8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2-28T00:00:00" table:style-name="ce11">
            <text:p>28/02/2024</text:p>
          </table:table-cell>
          <table:table-cell office:value-type="string" table:style-name="ce8">
            <text:p>04:2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33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3-04T00:00:00" table:style-name="ce11">
            <text:p>04/03/2024</text:p>
          </table:table-cell>
          <table:table-cell office:value-type="string" table:style-name="ce8">
            <text:p>04:1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4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3-09T00:00:00" table:style-name="ce11">
            <text:p>09/03/2024</text:p>
          </table:table-cell>
          <table:table-cell office:value-type="string" table:style-name="ce8">
            <text:p>03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3-14T00:00:00" table:style-name="ce11">
            <text:p>14/03/2024</text:p>
          </table:table-cell>
          <table:table-cell office:value-type="string" table:style-name="ce8">
            <text:p>04:4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36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3-19T00:00:00" table:style-name="ce11">
            <text:p>19/03/2024</text:p>
          </table:table-cell>
          <table:table-cell office:value-type="string" table:style-name="ce8">
            <text:p>05:3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37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3-24T00:00:00" table:style-name="ce11">
            <text:p>24/03/2024</text:p>
          </table:table-cell>
          <table:table-cell office:value-type="string" table:style-name="ce8">
            <text:p>06:2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38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3-29T00:00:00" table:style-name="ce11">
            <text:p>29/03/2024</text:p>
          </table:table-cell>
          <table:table-cell office:value-type="string" table:style-name="ce8">
            <text:p>07:0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39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4-03T00:00:00" table:style-name="ce11">
            <text:p>03/04/2024</text:p>
          </table:table-cell>
          <table:table-cell office:value-type="string" table:style-name="ce8">
            <text:p>07:4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40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4-08T00:00:00" table:style-name="ce11">
            <text:p>08/04/2024</text:p>
          </table:table-cell>
          <table:table-cell office:value-type="string" table:style-name="ce8">
            <text:p>07:3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41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4-13T00:00:00" table:style-name="ce11">
            <text:p>13/04/2024</text:p>
          </table:table-cell>
          <table:table-cell office:value-type="string" table:style-name="ce8">
            <text:p>08:2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42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4-18T00:00:00" table:style-name="ce11">
            <text:p>18/04/2024</text:p>
          </table:table-cell>
          <table:table-cell office:value-type="string" table:style-name="ce8">
            <text:p>09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43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4-23T00:00:00" table:style-name="ce11">
            <text:p>23/04/2024</text:p>
          </table:table-cell>
          <table:table-cell office:value-type="string" table:style-name="ce8">
            <text:p>10:3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44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111222333" table:style-name="ce8">
            <text:p>111222333</text:p>
          </table:table-cell>
          <table:table-cell office:value-type="date" office:date-value="2024-04-28T00:00:00" table:style-name="ce11">
            <text:p>28/04/2024</text:p>
          </table:table-cell>
          <table:table-cell office:value-type="string" table:style-name="ce8">
            <text:p>11:0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45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09-28T00:00:00" table:style-name="ce11">
            <text:p>28/09/2023</text:p>
          </table:table-cell>
          <table:table-cell office:value-type="string" table:style-name="ce8">
            <text:p>14:3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46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0-03T00:00:00" table:style-name="ce11">
            <text:p>03/10/2023</text:p>
          </table:table-cell>
          <table:table-cell office:value-type="string" table:style-name="ce8">
            <text:p>06:0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47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0-08T00:00:00" table:style-name="ce11">
            <text:p>08/10/2023</text:p>
          </table:table-cell>
          <table:table-cell office:value-type="string" table:style-name="ce8">
            <text:p>21:3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48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0-13T00:00:00" table:style-name="ce11">
            <text:p>13/10/2023</text:p>
          </table:table-cell>
          <table:table-cell office:value-type="string" table:style-name="ce8">
            <text:p>12:1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49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0-18T00:00:00" table:style-name="ce11">
            <text:p>18/10/2023</text:p>
          </table:table-cell>
          <table:table-cell office:value-type="string" table:style-name="ce8">
            <text:p>11:0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50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0-23T00:00:00" table:style-name="ce11">
            <text:p>23/10/2023</text:p>
          </table:table-cell>
          <table:table-cell office:value-type="string" table:style-name="ce8">
            <text:p>09:4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51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0-28T00:00:00" table:style-name="ce11">
            <text:p>28/10/2023</text:p>
          </table:table-cell>
          <table:table-cell office:value-type="string" table:style-name="ce8">
            <text:p>09:3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52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1-02T00:00:00" table:style-name="ce11">
            <text:p>02/11/2023</text:p>
          </table:table-cell>
          <table:table-cell office:value-type="string" table:style-name="ce8">
            <text:p>09:1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53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1-07T00:00:00" table:style-name="ce11">
            <text:p>07/11/2023</text:p>
          </table:table-cell>
          <table:table-cell office:value-type="string" table:style-name="ce8">
            <text:p>08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54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1-12T00:00:00" table:style-name="ce11">
            <text:p>12/11/2023</text:p>
          </table:table-cell>
          <table:table-cell office:value-type="string" table:style-name="ce8">
            <text:p>07:4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55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1-17T00:00:00" table:style-name="ce11">
            <text:p>17/11/2023</text:p>
          </table:table-cell>
          <table:table-cell office:value-type="string" table:style-name="ce8">
            <text:p>06:3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56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1-22T00:00:00" table:style-name="ce11">
            <text:p>22/11/2023</text:p>
          </table:table-cell>
          <table:table-cell office:value-type="string" table:style-name="ce8">
            <text:p>06:1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57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1-27T00:00:00" table:style-name="ce11">
            <text:p>27/11/2023</text:p>
          </table:table-cell>
          <table:table-cell office:value-type="string" table:style-name="ce8">
            <text:p>06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5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2-02T00:00:00" table:style-name="ce11">
            <text:p>02/12/2023</text:p>
          </table:table-cell>
          <table:table-cell office:value-type="string" table:style-name="ce8">
            <text:p>05:4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59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2-07T00:00:00" table:style-name="ce11">
            <text:p>07/12/2023</text:p>
          </table:table-cell>
          <table:table-cell office:value-type="string" table:style-name="ce8">
            <text:p>05:3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6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2-12T00:00:00" table:style-name="ce11">
            <text:p>12/12/2023</text:p>
          </table:table-cell>
          <table:table-cell office:value-type="string" table:style-name="ce8">
            <text:p>04:1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61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2-17T00:00:00" table:style-name="ce11">
            <text:p>17/12/2023</text:p>
          </table:table-cell>
          <table:table-cell office:value-type="string" table:style-name="ce8">
            <text:p>04:0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62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2-22T00:00:00" table:style-name="ce11">
            <text:p>22/12/2023</text:p>
          </table:table-cell>
          <table:table-cell office:value-type="string" table:style-name="ce8">
            <text:p>03:4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63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3-12-27T00:00:00" table:style-name="ce11">
            <text:p>27/12/2023</text:p>
          </table:table-cell>
          <table:table-cell office:value-type="string" table:style-name="ce8">
            <text:p>03:3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64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01T00:00:00" table:style-name="ce11">
            <text:p>01/01/2024</text:p>
          </table:table-cell>
          <table:table-cell office:value-type="string" table:style-name="ce8">
            <text:p>03:1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65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06T00:00:00" table:style-name="ce11">
            <text:p>06/01/2024</text:p>
          </table:table-cell>
          <table:table-cell office:value-type="string" table:style-name="ce8">
            <text:p>03:0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66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11T00:00:00" table:style-name="ce11">
            <text:p>11/01/2024</text:p>
          </table:table-cell>
          <table:table-cell office:value-type="string" table:style-name="ce8">
            <text:p>02:4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67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16T00:00:00" table:style-name="ce11">
            <text:p>16/01/2024</text:p>
          </table:table-cell>
          <table:table-cell office:value-type="string" table:style-name="ce8">
            <text:p>02:30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68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21T00:00:00" table:style-name="ce11">
            <text:p>21/01/2024</text:p>
          </table:table-cell>
          <table:table-cell office:value-type="string" table:style-name="ce8">
            <text:p>02:1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69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26T00:00:00" table:style-name="ce11">
            <text:p>26/01/2024</text:p>
          </table:table-cell>
          <table:table-cell office:value-type="string" table:style-name="ce8">
            <text:p>03:0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70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1-31T00:00:00" table:style-name="ce11">
            <text:p>31/01/2024</text:p>
          </table:table-cell>
          <table:table-cell office:value-type="string" table:style-name="ce8">
            <text:p>02:4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71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2-05T00:00:00" table:style-name="ce11">
            <text:p>05/02/2024</text:p>
          </table:table-cell>
          <table:table-cell office:value-type="string" table:style-name="ce8">
            <text:p>02:3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72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2-10T00:00:00" table:style-name="ce11">
            <text:p>10/02/2024</text:p>
          </table:table-cell>
          <table:table-cell office:value-type="string" table:style-name="ce8">
            <text:p>02:1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73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2-15T00:00:00" table:style-name="ce11">
            <text:p>15/02/2024</text:p>
          </table:table-cell>
          <table:table-cell office:value-type="string" table:style-name="ce8">
            <text:p>02:0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74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2-20T00:00:00" table:style-name="ce11">
            <text:p>20/02/2024</text:p>
          </table:table-cell>
          <table:table-cell office:value-type="string" table:style-name="ce8">
            <text:p>01:5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75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2-25T00:00:00" table:style-name="ce11">
            <text:p>25/02/2024</text:p>
          </table:table-cell>
          <table:table-cell office:value-type="string" table:style-name="ce8">
            <text:p>01:40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76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01T00:00:00" table:style-name="ce11">
            <text:p>01/03/2024</text:p>
          </table:table-cell>
          <table:table-cell office:value-type="string" table:style-name="ce8">
            <text:p>01:3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77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06T00:00:00" table:style-name="ce11">
            <text:p>06/03/2024</text:p>
          </table:table-cell>
          <table:table-cell office:value-type="string" table:style-name="ce8">
            <text:p>01:1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78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11T00:00:00" table:style-name="ce11">
            <text:p>11/03/2024</text:p>
          </table:table-cell>
          <table:table-cell office:value-type="string" table:style-name="ce8">
            <text:p>01:00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79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16T00:00:00" table:style-name="ce11">
            <text:p>16/03/2024</text:p>
          </table:table-cell>
          <table:table-cell office:value-type="string" table:style-name="ce8">
            <text:p>01:5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8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21T00:00:00" table:style-name="ce11">
            <text:p>21/03/2024</text:p>
          </table:table-cell>
          <table:table-cell office:value-type="string" table:style-name="ce8">
            <text:p>02:3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81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26T00:00:00" table:style-name="ce11">
            <text:p>26/03/2024</text:p>
          </table:table-cell>
          <table:table-cell office:value-type="string" table:style-name="ce8">
            <text:p>03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82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3-31T00:00:00" table:style-name="ce11">
            <text:p>31/03/2024</text:p>
          </table:table-cell>
          <table:table-cell office:value-type="string" table:style-name="ce8">
            <text:p>04:1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83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4-05T00:00:00" table:style-name="ce11">
            <text:p>05/04/2024</text:p>
          </table:table-cell>
          <table:table-cell office:value-type="string" table:style-name="ce8">
            <text:p>04:5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84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4-10T00:00:00" table:style-name="ce11">
            <text:p>10/04/2024</text:p>
          </table:table-cell>
          <table:table-cell office:value-type="string" table:style-name="ce8">
            <text:p>05:4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85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4-15T00:00:00" table:style-name="ce11">
            <text:p>15/04/2024</text:p>
          </table:table-cell>
          <table:table-cell office:value-type="string" table:style-name="ce8">
            <text:p>06:1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86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4-20T00:00:00" table:style-name="ce11">
            <text:p>20/04/2024</text:p>
          </table:table-cell>
          <table:table-cell office:value-type="string" table:style-name="ce8">
            <text:p>07:1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87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4-25T00:00:00" table:style-name="ce11">
            <text:p>25/04/2024</text:p>
          </table:table-cell>
          <table:table-cell office:value-type="string" table:style-name="ce8">
            <text:p>08:2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88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123456789" table:style-name="ce8">
            <text:p>123456789</text:p>
          </table:table-cell>
          <table:table-cell office:value-type="date" office:date-value="2024-04-30T00:00:00" table:style-name="ce11">
            <text:p>30/04/2024</text:p>
          </table:table-cell>
          <table:table-cell office:value-type="string" table:style-name="ce8">
            <text:p>09:1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89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09-25T00:00:00" table:style-name="ce11">
            <text:p>25/09/2023</text:p>
          </table:table-cell>
          <table:table-cell office:value-type="string" table:style-name="ce8">
            <text:p>13:1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90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09-30T00:00:00" table:style-name="ce11">
            <text:p>30/09/2023</text:p>
          </table:table-cell>
          <table:table-cell office:value-type="string" table:style-name="ce8">
            <text:p>04:4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91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0-05T00:00:00" table:style-name="ce11">
            <text:p>05/10/2023</text:p>
          </table:table-cell>
          <table:table-cell office:value-type="string" table:style-name="ce8">
            <text:p>20:1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92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0-10T00:00:00" table:style-name="ce11">
            <text:p>10/10/2023</text:p>
          </table:table-cell>
          <table:table-cell office:value-type="string" table:style-name="ce8">
            <text:p>11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93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0-15T00:00:00" table:style-name="ce11">
            <text:p>15/10/2023</text:p>
          </table:table-cell>
          <table:table-cell office:value-type="string" table:style-name="ce8">
            <text:p>04:4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94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0-20T00:00:00" table:style-name="ce11">
            <text:p>20/10/2023</text:p>
          </table:table-cell>
          <table:table-cell office:value-type="string" table:style-name="ce8">
            <text:p>03:2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95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0-25T00:00:00" table:style-name="ce11">
            <text:p>25/10/2023</text:p>
          </table:table-cell>
          <table:table-cell office:value-type="string" table:style-name="ce8">
            <text:p>03:1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96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0-30T00:00:00" table:style-name="ce11">
            <text:p>30/10/2023</text:p>
          </table:table-cell>
          <table:table-cell office:value-type="string" table:style-name="ce8">
            <text:p>01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97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1-04T00:00:00" table:style-name="ce11">
            <text:p>04/11/2023</text:p>
          </table:table-cell>
          <table:table-cell office:value-type="string" table:style-name="ce8">
            <text:p>23:4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9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1-09T00:00:00" table:style-name="ce11">
            <text:p>09/11/2023</text:p>
          </table:table-cell>
          <table:table-cell office:value-type="string" table:style-name="ce8">
            <text:p>23:2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99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1-14T00:00:00" table:style-name="ce11">
            <text:p>14/11/2023</text:p>
          </table:table-cell>
          <table:table-cell office:value-type="string" table:style-name="ce8">
            <text:p>22:10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100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1-19T00:00:00" table:style-name="ce11">
            <text:p>19/11/2023</text:p>
          </table:table-cell>
          <table:table-cell office:value-type="string" table:style-name="ce8">
            <text:p>21:5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01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1-24T00:00:00" table:style-name="ce11">
            <text:p>24/11/2023</text:p>
          </table:table-cell>
          <table:table-cell office:value-type="string" table:style-name="ce8">
            <text:p>21:4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102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1-29T00:00:00" table:style-name="ce11">
            <text:p>29/11/2023</text:p>
          </table:table-cell>
          <table:table-cell office:value-type="string" table:style-name="ce8">
            <text:p>21:2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103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2-04T00:00:00" table:style-name="ce11">
            <text:p>04/12/2023</text:p>
          </table:table-cell>
          <table:table-cell office:value-type="string" table:style-name="ce8">
            <text:p>20:1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04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2-09T00:00:00" table:style-name="ce11">
            <text:p>09/12/2023</text:p>
          </table:table-cell>
          <table:table-cell office:value-type="string" table:style-name="ce8">
            <text:p>18:5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105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2-14T00:00:00" table:style-name="ce11">
            <text:p>14/12/2023</text:p>
          </table:table-cell>
          <table:table-cell office:value-type="string" table:style-name="ce8">
            <text:p>18:4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06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2-19T00:00:00" table:style-name="ce11">
            <text:p>19/12/2023</text:p>
          </table:table-cell>
          <table:table-cell office:value-type="string" table:style-name="ce8">
            <text:p>17:2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07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2-24T00:00:00" table:style-name="ce11">
            <text:p>24/12/2023</text:p>
          </table:table-cell>
          <table:table-cell office:value-type="string" table:style-name="ce8">
            <text:p>17:1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108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3-12-29T00:00:00" table:style-name="ce11">
            <text:p>29/12/2023</text:p>
          </table:table-cell>
          <table:table-cell office:value-type="string" table:style-name="ce8">
            <text:p>16:5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109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1-03T00:00:00" table:style-name="ce11">
            <text:p>03/01/2024</text:p>
          </table:table-cell>
          <table:table-cell office:value-type="string" table:style-name="ce8">
            <text:p>17:4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110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1-08T00:00:00" table:style-name="ce11">
            <text:p>08/01/2024</text:p>
          </table:table-cell>
          <table:table-cell office:value-type="string" table:style-name="ce8">
            <text:p>16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11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1-13T00:00:00" table:style-name="ce11">
            <text:p>13/01/2024</text:p>
          </table:table-cell>
          <table:table-cell office:value-type="string" table:style-name="ce8">
            <text:p>16:1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112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1-18T00:00:00" table:style-name="ce11">
            <text:p>18/01/2024</text:p>
          </table:table-cell>
          <table:table-cell office:value-type="string" table:style-name="ce8">
            <text:p>15:5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113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1-23T00:00:00" table:style-name="ce11">
            <text:p>23/01/2024</text:p>
          </table:table-cell>
          <table:table-cell office:value-type="string" table:style-name="ce8">
            <text:p>17:4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14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1-28T00:00:00" table:style-name="ce11">
            <text:p>28/01/2024</text:p>
          </table:table-cell>
          <table:table-cell office:value-type="string" table:style-name="ce8">
            <text:p>16:2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15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2-02T00:00:00" table:style-name="ce11">
            <text:p>02/02/2024</text:p>
          </table:table-cell>
          <table:table-cell office:value-type="string" table:style-name="ce8">
            <text:p>16:1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116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2-07T00:00:00" table:style-name="ce11">
            <text:p>07/02/2024</text:p>
          </table:table-cell>
          <table:table-cell office:value-type="string" table:style-name="ce8">
            <text:p>15:5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17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2-12T00:00:00" table:style-name="ce11">
            <text:p>12/02/2024</text:p>
          </table:table-cell>
          <table:table-cell office:value-type="string" table:style-name="ce8">
            <text:p>15:4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118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2-17T00:00:00" table:style-name="ce11">
            <text:p>17/02/2024</text:p>
          </table:table-cell>
          <table:table-cell office:value-type="string" table:style-name="ce8">
            <text:p>14:3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19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2-22T00:00:00" table:style-name="ce11">
            <text:p>22/02/2024</text:p>
          </table:table-cell>
          <table:table-cell office:value-type="string" table:style-name="ce8">
            <text:p>14:1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120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2-27T00:00:00" table:style-name="ce11">
            <text:p>27/02/2024</text:p>
          </table:table-cell>
          <table:table-cell office:value-type="string" table:style-name="ce8">
            <text:p>14:0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121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3-03T00:00:00" table:style-name="ce11">
            <text:p>03/03/2024</text:p>
          </table:table-cell>
          <table:table-cell office:value-type="string" table:style-name="ce8">
            <text:p>13:5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22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3-08T00:00:00" table:style-name="ce11">
            <text:p>08/03/2024</text:p>
          </table:table-cell>
          <table:table-cell office:value-type="string" table:style-name="ce8">
            <text:p>13:4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123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3-13T00:00:00" table:style-name="ce11">
            <text:p>13/03/2024</text:p>
          </table:table-cell>
          <table:table-cell office:value-type="string" table:style-name="ce8">
            <text:p>14:2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124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3-18T00:00:00" table:style-name="ce11">
            <text:p>18/03/2024</text:p>
          </table:table-cell>
          <table:table-cell office:value-type="string" table:style-name="ce8">
            <text:p>15:1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25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3-23T00:00:00" table:style-name="ce11">
            <text:p>23/03/2024</text:p>
          </table:table-cell>
          <table:table-cell office:value-type="string" table:style-name="ce8">
            <text:p>16:0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126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3-28T00:00:00" table:style-name="ce11">
            <text:p>28/03/2024</text:p>
          </table:table-cell>
          <table:table-cell office:value-type="string" table:style-name="ce8">
            <text:p>16:4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127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4-02T00:00:00" table:style-name="ce11">
            <text:p>02/04/2024</text:p>
          </table:table-cell>
          <table:table-cell office:value-type="string" table:style-name="ce8">
            <text:p>17:2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12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4-07T00:00:00" table:style-name="ce11">
            <text:p>07/04/2024</text:p>
          </table:table-cell>
          <table:table-cell office:value-type="string" table:style-name="ce8">
            <text:p>16:1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129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4-12T00:00:00" table:style-name="ce11">
            <text:p>12/04/2024</text:p>
          </table:table-cell>
          <table:table-cell office:value-type="string" table:style-name="ce8">
            <text:p>16:4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130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4-17T00:00:00" table:style-name="ce11">
            <text:p>17/04/2024</text:p>
          </table:table-cell>
          <table:table-cell office:value-type="string" table:style-name="ce8">
            <text:p>17:50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PRODUCT([.E131];0.1)" table:style-name="ce9">
            <text:p>2,9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4-22T00:00:00" table:style-name="ce11">
            <text:p>22/04/2024</text:p>
          </table:table-cell>
          <table:table-cell office:value-type="string" table:style-name="ce8">
            <text:p>20:5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132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222333444" table:style-name="ce8">
            <text:p>222333444</text:p>
          </table:table-cell>
          <table:table-cell office:value-type="date" office:date-value="2024-04-27T00:00:00" table:style-name="ce11">
            <text:p>27/04/2024</text:p>
          </table:table-cell>
          <table:table-cell office:value-type="string" table:style-name="ce8">
            <text:p>19:45:00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PRODUCT([.E133];0.1)" table:style-name="ce9">
            <text:p>3,0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09-26T00:00:00" table:style-name="ce11">
            <text:p>26/09/2023</text:p>
          </table:table-cell>
          <table:table-cell office:value-type="string" table:style-name="ce8">
            <text:p>06:4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134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01T00:00:00" table:style-name="ce11">
            <text:p>01/10/2023</text:p>
          </table:table-cell>
          <table:table-cell office:value-type="string" table:style-name="ce8">
            <text:p>22:1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135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06T00:00:00" table:style-name="ce11">
            <text:p>06/10/2023</text:p>
          </table:table-cell>
          <table:table-cell office:value-type="string" table:style-name="ce8">
            <text:p>13:4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36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11T00:00:00" table:style-name="ce11">
            <text:p>11/10/2023</text:p>
          </table:table-cell>
          <table:table-cell office:value-type="string" table:style-name="ce8">
            <text:p>05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37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16T00:00:00" table:style-name="ce11">
            <text:p>16/10/2023</text:p>
          </table:table-cell>
          <table:table-cell office:value-type="string" table:style-name="ce8">
            <text:p>22:1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138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21T00:00:00" table:style-name="ce11">
            <text:p>21/10/2023</text:p>
          </table:table-cell>
          <table:table-cell office:value-type="string" table:style-name="ce8">
            <text:p>20:55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139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26T00:00:00" table:style-name="ce11">
            <text:p>26/10/2023</text:p>
          </table:table-cell>
          <table:table-cell office:value-type="string" table:style-name="ce8">
            <text:p>20:4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4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0-31T00:00:00" table:style-name="ce11">
            <text:p>31/10/2023</text:p>
          </table:table-cell>
          <table:table-cell office:value-type="string" table:style-name="ce8">
            <text:p>19:2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41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1-05T00:00:00" table:style-name="ce11">
            <text:p>05/11/2023</text:p>
          </table:table-cell>
          <table:table-cell office:value-type="string" table:style-name="ce8">
            <text:p>18:1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142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1-10T00:00:00" table:style-name="ce11">
            <text:p>10/11/2023</text:p>
          </table:table-cell>
          <table:table-cell office:value-type="string" table:style-name="ce8">
            <text:p>16:5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43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1-15T00:00:00" table:style-name="ce11">
            <text:p>15/11/2023</text:p>
          </table:table-cell>
          <table:table-cell office:value-type="string" table:style-name="ce8">
            <text:p>15:4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44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1-20T00:00:00" table:style-name="ce11">
            <text:p>20/11/2023</text:p>
          </table:table-cell>
          <table:table-cell office:value-type="string" table:style-name="ce8">
            <text:p>15:2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4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1-25T00:00:00" table:style-name="ce11">
            <text:p>25/11/2023</text:p>
          </table:table-cell>
          <table:table-cell office:value-type="string" table:style-name="ce8">
            <text:p>15:10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146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1-30T00:00:00" table:style-name="ce11">
            <text:p>30/11/2023</text:p>
          </table:table-cell>
          <table:table-cell office:value-type="string" table:style-name="ce8">
            <text:p>14:5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147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2-05T00:00:00" table:style-name="ce11">
            <text:p>05/12/2023</text:p>
          </table:table-cell>
          <table:table-cell office:value-type="string" table:style-name="ce8">
            <text:p>13:4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48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2-10T00:00:00" table:style-name="ce11">
            <text:p>10/12/2023</text:p>
          </table:table-cell>
          <table:table-cell office:value-type="string" table:style-name="ce8">
            <text:p>12:2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149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2-15T00:00:00" table:style-name="ce11">
            <text:p>15/12/2023</text:p>
          </table:table-cell>
          <table:table-cell office:value-type="string" table:style-name="ce8">
            <text:p>12:1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150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2-20T00:00:00" table:style-name="ce11">
            <text:p>20/12/2023</text:p>
          </table:table-cell>
          <table:table-cell office:value-type="string" table:style-name="ce8">
            <text:p>10:5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151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2-25T00:00:00" table:style-name="ce11">
            <text:p>25/12/2023</text:p>
          </table:table-cell>
          <table:table-cell office:value-type="string" table:style-name="ce8">
            <text:p>10:4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152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3-12-30T00:00:00" table:style-name="ce11">
            <text:p>30/12/2023</text:p>
          </table:table-cell>
          <table:table-cell office:value-type="string" table:style-name="ce8">
            <text:p>10:2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153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1-04T00:00:00" table:style-name="ce11">
            <text:p>04/01/2024</text:p>
          </table:table-cell>
          <table:table-cell office:value-type="string" table:style-name="ce8">
            <text:p>11:1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154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1-09T00:00:00" table:style-name="ce11">
            <text:p>09/01/2024</text:p>
          </table:table-cell>
          <table:table-cell office:value-type="string" table:style-name="ce8">
            <text:p>09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5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1-14T00:00:00" table:style-name="ce11">
            <text:p>14/01/2024</text:p>
          </table:table-cell>
          <table:table-cell office:value-type="string" table:style-name="ce8">
            <text:p>09:4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56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1-19T00:00:00" table:style-name="ce11">
            <text:p>19/01/2024</text:p>
          </table:table-cell>
          <table:table-cell office:value-type="string" table:style-name="ce8">
            <text:p>09:2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57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1-24T00:00:00" table:style-name="ce11">
            <text:p>24/01/2024</text:p>
          </table:table-cell>
          <table:table-cell office:value-type="string" table:style-name="ce8">
            <text:p>11:1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58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1-29T00:00:00" table:style-name="ce11">
            <text:p>29/01/2024</text:p>
          </table:table-cell>
          <table:table-cell office:value-type="string" table:style-name="ce8">
            <text:p>09:5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159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2-03T00:00:00" table:style-name="ce11">
            <text:p>03/02/2024</text:p>
          </table:table-cell>
          <table:table-cell office:value-type="string" table:style-name="ce8">
            <text:p>09:4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6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2-08T00:00:00" table:style-name="ce11">
            <text:p>08/02/2024</text:p>
          </table:table-cell>
          <table:table-cell office:value-type="string" table:style-name="ce8">
            <text:p>09:2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161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2-13T00:00:00" table:style-name="ce11">
            <text:p>13/02/2024</text:p>
          </table:table-cell>
          <table:table-cell office:value-type="string" table:style-name="ce8">
            <text:p>09:1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162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2-18T00:00:00" table:style-name="ce11">
            <text:p>18/02/2024</text:p>
          </table:table-cell>
          <table:table-cell office:value-type="string" table:style-name="ce8">
            <text:p>08:0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63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2-23T00:00:00" table:style-name="ce11">
            <text:p>23/02/2024</text:p>
          </table:table-cell>
          <table:table-cell office:value-type="string" table:style-name="ce8">
            <text:p>07:4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164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2-28T00:00:00" table:style-name="ce11">
            <text:p>28/02/2024</text:p>
          </table:table-cell>
          <table:table-cell office:value-type="string" table:style-name="ce8">
            <text:p>07:4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16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3-04T00:00:00" table:style-name="ce11">
            <text:p>04/03/2024</text:p>
          </table:table-cell>
          <table:table-cell office:value-type="string" table:style-name="ce8">
            <text:p>07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66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3-09T00:00:00" table:style-name="ce11">
            <text:p>09/03/2024</text:p>
          </table:table-cell>
          <table:table-cell office:value-type="string" table:style-name="ce8">
            <text:p>07:1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167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3-14T00:00:00" table:style-name="ce11">
            <text:p>14/03/2024</text:p>
          </table:table-cell>
          <table:table-cell office:value-type="string" table:style-name="ce8">
            <text:p>08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16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3-19T00:00:00" table:style-name="ce11">
            <text:p>19/03/2024</text:p>
          </table:table-cell>
          <table:table-cell office:value-type="string" table:style-name="ce8">
            <text:p>08:4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169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3-24T00:00:00" table:style-name="ce11">
            <text:p>24/03/2024</text:p>
          </table:table-cell>
          <table:table-cell office:value-type="string" table:style-name="ce8">
            <text:p>09:3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170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3-29T00:00:00" table:style-name="ce11">
            <text:p>29/03/2024</text:p>
          </table:table-cell>
          <table:table-cell office:value-type="string" table:style-name="ce8">
            <text:p>10:1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171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4-03T00:00:00" table:style-name="ce11">
            <text:p>03/04/2024</text:p>
          </table:table-cell>
          <table:table-cell office:value-type="string" table:style-name="ce8">
            <text:p>10:5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172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4-08T00:00:00" table:style-name="ce11">
            <text:p>08/04/2024</text:p>
          </table:table-cell>
          <table:table-cell office:value-type="string" table:style-name="ce8">
            <text:p>10:45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173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4-13T00:00:00" table:style-name="ce11">
            <text:p>13/04/2024</text:p>
          </table:table-cell>
          <table:table-cell office:value-type="string" table:style-name="ce8">
            <text:p>11:10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174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4-18T00:00:00" table:style-name="ce11">
            <text:p>18/04/2024</text:p>
          </table:table-cell>
          <table:table-cell office:value-type="string" table:style-name="ce8">
            <text:p>12:15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PRODUCT([.E175];0.1)" table:style-name="ce9">
            <text:p>0,7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4-23T00:00:00" table:style-name="ce11">
            <text:p>23/04/2024</text:p>
          </table:table-cell>
          <table:table-cell office:value-type="string" table:style-name="ce8">
            <text:p>13:2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76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444555666" table:style-name="ce8">
            <text:p>444555666</text:p>
          </table:table-cell>
          <table:table-cell office:value-type="date" office:date-value="2024-04-28T00:00:00" table:style-name="ce11">
            <text:p>28/04/2024</text:p>
          </table:table-cell>
          <table:table-cell office:value-type="string" table:style-name="ce8">
            <text:p>14:2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77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09-27T00:00:00" table:style-name="ce11">
            <text:p>27/09/2023</text:p>
          </table:table-cell>
          <table:table-cell office:value-type="string" table:style-name="ce8">
            <text:p>21:0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78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0-02T00:00:00" table:style-name="ce11">
            <text:p>02/10/2023</text:p>
          </table:table-cell>
          <table:table-cell office:value-type="string" table:style-name="ce8">
            <text:p>12:3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79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0-07T00:00:00" table:style-name="ce11">
            <text:p>07/10/2023</text:p>
          </table:table-cell>
          <table:table-cell office:value-type="string" table:style-name="ce8">
            <text:p>04:00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180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0-12T00:00:00" table:style-name="ce11">
            <text:p>12/10/2023</text:p>
          </table:table-cell>
          <table:table-cell office:value-type="string" table:style-name="ce8">
            <text:p>18:4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181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0-17T00:00:00" table:style-name="ce11">
            <text:p>17/10/2023</text:p>
          </table:table-cell>
          <table:table-cell office:value-type="string" table:style-name="ce8">
            <text:p>17:3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182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0-22T00:00:00" table:style-name="ce11">
            <text:p>22/10/2023</text:p>
          </table:table-cell>
          <table:table-cell office:value-type="string" table:style-name="ce8">
            <text:p>16:1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183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0-27T00:00:00" table:style-name="ce11">
            <text:p>27/10/2023</text:p>
          </table:table-cell>
          <table:table-cell office:value-type="string" table:style-name="ce8">
            <text:p>16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184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1-01T00:00:00" table:style-name="ce11">
            <text:p>01/11/2023</text:p>
          </table:table-cell>
          <table:table-cell office:value-type="string" table:style-name="ce8">
            <text:p>15:4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85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1-06T00:00:00" table:style-name="ce11">
            <text:p>06/11/2023</text:p>
          </table:table-cell>
          <table:table-cell office:value-type="string" table:style-name="ce8">
            <text:p>14:3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86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1-11T00:00:00" table:style-name="ce11">
            <text:p>11/11/2023</text:p>
          </table:table-cell>
          <table:table-cell office:value-type="string" table:style-name="ce8">
            <text:p>14:1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187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1-16T00:00:00" table:style-name="ce11">
            <text:p>16/11/2023</text:p>
          </table:table-cell>
          <table:table-cell office:value-type="string" table:style-name="ce8">
            <text:p>13:0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88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1-21T00:00:00" table:style-name="ce11">
            <text:p>21/11/2023</text:p>
          </table:table-cell>
          <table:table-cell office:value-type="string" table:style-name="ce8">
            <text:p>12:4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189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1-26T00:00:00" table:style-name="ce11">
            <text:p>26/11/2023</text:p>
          </table:table-cell>
          <table:table-cell office:value-type="string" table:style-name="ce8">
            <text:p>12:3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90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01T00:00:00" table:style-name="ce11">
            <text:p>01/12/2023</text:p>
          </table:table-cell>
          <table:table-cell office:value-type="string" table:style-name="ce8">
            <text:p>12:1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91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06T00:00:00" table:style-name="ce11">
            <text:p>06/12/2023</text:p>
          </table:table-cell>
          <table:table-cell office:value-type="string" table:style-name="ce8">
            <text:p>12:0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192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11T00:00:00" table:style-name="ce11">
            <text:p>11/12/2023</text:p>
          </table:table-cell>
          <table:table-cell office:value-type="string" table:style-name="ce8">
            <text:p>10:4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193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16T00:00:00" table:style-name="ce11">
            <text:p>16/12/2023</text:p>
          </table:table-cell>
          <table:table-cell office:value-type="string" table:style-name="ce8">
            <text:p>10:3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194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21T00:00:00" table:style-name="ce11">
            <text:p>21/12/2023</text:p>
          </table:table-cell>
          <table:table-cell office:value-type="string" table:style-name="ce8">
            <text:p>10:1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195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26T00:00:00" table:style-name="ce11">
            <text:p>26/12/2023</text:p>
          </table:table-cell>
          <table:table-cell office:value-type="string" table:style-name="ce8">
            <text:p>10:0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196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3-12-31T00:00:00" table:style-name="ce11">
            <text:p>31/12/2023</text:p>
          </table:table-cell>
          <table:table-cell office:value-type="string" table:style-name="ce8">
            <text:p>09:4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197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1-05T00:00:00" table:style-name="ce11">
            <text:p>05/01/2024</text:p>
          </table:table-cell>
          <table:table-cell office:value-type="string" table:style-name="ce8">
            <text:p>09:3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198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1-10T00:00:00" table:style-name="ce11">
            <text:p>10/01/2024</text:p>
          </table:table-cell>
          <table:table-cell office:value-type="string" table:style-name="ce8">
            <text:p>09:1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199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1-15T00:00:00" table:style-name="ce11">
            <text:p>15/01/2024</text:p>
          </table:table-cell>
          <table:table-cell office:value-type="string" table:style-name="ce8">
            <text:p>09:0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200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1-20T00:00:00" table:style-name="ce11">
            <text:p>20/01/2024</text:p>
          </table:table-cell>
          <table:table-cell office:value-type="string" table:style-name="ce8">
            <text:p>08:4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01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1-25T00:00:00" table:style-name="ce11">
            <text:p>25/01/2024</text:p>
          </table:table-cell>
          <table:table-cell office:value-type="string" table:style-name="ce8">
            <text:p>09:3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02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1-30T00:00:00" table:style-name="ce11">
            <text:p>30/01/2024</text:p>
          </table:table-cell>
          <table:table-cell office:value-type="string" table:style-name="ce8">
            <text:p>09:1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03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2-04T00:00:00" table:style-name="ce11">
            <text:p>04/02/2024</text:p>
          </table:table-cell>
          <table:table-cell office:value-type="string" table:style-name="ce8">
            <text:p>09:0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204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2-09T00:00:00" table:style-name="ce11">
            <text:p>09/02/2024</text:p>
          </table:table-cell>
          <table:table-cell office:value-type="string" table:style-name="ce8">
            <text:p>08:4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205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2-14T00:00:00" table:style-name="ce11">
            <text:p>14/02/2024</text:p>
          </table:table-cell>
          <table:table-cell office:value-type="string" table:style-name="ce8">
            <text:p>08:3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06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2-19T00:00:00" table:style-name="ce11">
            <text:p>19/02/2024</text:p>
          </table:table-cell>
          <table:table-cell office:value-type="string" table:style-name="ce8">
            <text:p>08:2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207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2-24T00:00:00" table:style-name="ce11">
            <text:p>24/02/2024</text:p>
          </table:table-cell>
          <table:table-cell office:value-type="string" table:style-name="ce8">
            <text:p>08:0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208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2-29T00:00:00" table:style-name="ce11">
            <text:p>29/02/2024</text:p>
          </table:table-cell>
          <table:table-cell office:value-type="string" table:style-name="ce8">
            <text:p>08:00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209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3-05T00:00:00" table:style-name="ce11">
            <text:p>05/03/2024</text:p>
          </table:table-cell>
          <table:table-cell office:value-type="string" table:style-name="ce8">
            <text:p>07:4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10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3-10T00:00:00" table:style-name="ce11">
            <text:p>10/03/2024</text:p>
          </table:table-cell>
          <table:table-cell office:value-type="string" table:style-name="ce8">
            <text:p>07:3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11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3-15T00:00:00" table:style-name="ce11">
            <text:p>15/03/2024</text:p>
          </table:table-cell>
          <table:table-cell office:value-type="string" table:style-name="ce8">
            <text:p>08:2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212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3-20T00:00:00" table:style-name="ce11">
            <text:p>20/03/2024</text:p>
          </table:table-cell>
          <table:table-cell office:value-type="string" table:style-name="ce8">
            <text:p>09:0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13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3-25T00:00:00" table:style-name="ce11">
            <text:p>25/03/2024</text:p>
          </table:table-cell>
          <table:table-cell office:value-type="string" table:style-name="ce8">
            <text:p>09:5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14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3-30T00:00:00" table:style-name="ce11">
            <text:p>30/03/2024</text:p>
          </table:table-cell>
          <table:table-cell office:value-type="string" table:style-name="ce8">
            <text:p>10:3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215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4-04T00:00:00" table:style-name="ce11">
            <text:p>04/04/2024</text:p>
          </table:table-cell>
          <table:table-cell office:value-type="string" table:style-name="ce8">
            <text:p>11:2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216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4-09T00:00:00" table:style-name="ce11">
            <text:p>09/04/2024</text:p>
          </table:table-cell>
          <table:table-cell office:value-type="string" table:style-name="ce8">
            <text:p>11:0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217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4-14T00:00:00" table:style-name="ce11">
            <text:p>14/04/2024</text:p>
          </table:table-cell>
          <table:table-cell office:value-type="string" table:style-name="ce8">
            <text:p>12:4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18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4-19T00:00:00" table:style-name="ce11">
            <text:p>19/04/2024</text:p>
          </table:table-cell>
          <table:table-cell office:value-type="string" table:style-name="ce8">
            <text:p>13:5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219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4-24T00:00:00" table:style-name="ce11">
            <text:p>24/04/2024</text:p>
          </table:table-cell>
          <table:table-cell office:value-type="string" table:style-name="ce8">
            <text:p>14:5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20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555666777" table:style-name="ce8">
            <text:p>555666777</text:p>
          </table:table-cell>
          <table:table-cell office:value-type="date" office:date-value="2024-04-29T00:00:00" table:style-name="ce11">
            <text:p>29/04/2024</text:p>
          </table:table-cell>
          <table:table-cell office:value-type="string" table:style-name="ce8">
            <text:p>15:4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21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09-29T00:00:00" table:style-name="ce11">
            <text:p>29/09/2023</text:p>
          </table:table-cell>
          <table:table-cell office:value-type="string" table:style-name="ce8">
            <text:p>11:1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22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0-04T00:00:00" table:style-name="ce11">
            <text:p>04/10/2023</text:p>
          </table:table-cell>
          <table:table-cell office:value-type="string" table:style-name="ce8">
            <text:p>02:4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223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0-09T00:00:00" table:style-name="ce11">
            <text:p>09/10/2023</text:p>
          </table:table-cell>
          <table:table-cell office:value-type="string" table:style-name="ce8">
            <text:p>18:2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24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0-14T00:00:00" table:style-name="ce11">
            <text:p>14/10/2023</text:p>
          </table:table-cell>
          <table:table-cell office:value-type="string" table:style-name="ce8">
            <text:p>00:0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225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0-19T00:00:00" table:style-name="ce11">
            <text:p>19/10/2023</text:p>
          </table:table-cell>
          <table:table-cell office:value-type="string" table:style-name="ce8">
            <text:p>22:5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226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0-24T00:00:00" table:style-name="ce11">
            <text:p>24/10/2023</text:p>
          </table:table-cell>
          <table:table-cell office:value-type="string" table:style-name="ce8">
            <text:p>21:3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27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0-29T00:00:00" table:style-name="ce11">
            <text:p>29/10/2023</text:p>
          </table:table-cell>
          <table:table-cell office:value-type="string" table:style-name="ce8">
            <text:p>21:2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28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1-03T00:00:00" table:style-name="ce11">
            <text:p>03/11/2023</text:p>
          </table:table-cell>
          <table:table-cell office:value-type="string" table:style-name="ce8">
            <text:p>21:0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229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1-08T00:00:00" table:style-name="ce11">
            <text:p>08/11/2023</text:p>
          </table:table-cell>
          <table:table-cell office:value-type="string" table:style-name="ce8">
            <text:p>20:5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3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1-13T00:00:00" table:style-name="ce11">
            <text:p>13/11/2023</text:p>
          </table:table-cell>
          <table:table-cell office:value-type="string" table:style-name="ce8">
            <text:p>19:3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231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1-18T00:00:00" table:style-name="ce11">
            <text:p>18/11/2023</text:p>
          </table:table-cell>
          <table:table-cell office:value-type="string" table:style-name="ce8">
            <text:p>18:2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32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1-23T00:00:00" table:style-name="ce11">
            <text:p>23/11/2023</text:p>
          </table:table-cell>
          <table:table-cell office:value-type="string" table:style-name="ce8">
            <text:p>18:0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33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1-28T00:00:00" table:style-name="ce11">
            <text:p>28/11/2023</text:p>
          </table:table-cell>
          <table:table-cell office:value-type="string" table:style-name="ce8">
            <text:p>16:5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34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2-03T00:00:00" table:style-name="ce11">
            <text:p>03/12/2023</text:p>
          </table:table-cell>
          <table:table-cell office:value-type="string" table:style-name="ce8">
            <text:p>15:3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235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2-08T00:00:00" table:style-name="ce11">
            <text:p>08/12/2023</text:p>
          </table:table-cell>
          <table:table-cell office:value-type="string" table:style-name="ce8">
            <text:p>14:20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236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2-13T00:00:00" table:style-name="ce11">
            <text:p>13/12/2023</text:p>
          </table:table-cell>
          <table:table-cell office:value-type="string" table:style-name="ce8">
            <text:p>14:05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237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2-18T00:00:00" table:style-name="ce11">
            <text:p>18/12/2023</text:p>
          </table:table-cell>
          <table:table-cell office:value-type="string" table:style-name="ce8">
            <text:p>12:5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238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2-23T00:00:00" table:style-name="ce11">
            <text:p>23/12/2023</text:p>
          </table:table-cell>
          <table:table-cell office:value-type="string" table:style-name="ce8">
            <text:p>12:3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39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3-12-28T00:00:00" table:style-name="ce11">
            <text:p>28/12/2023</text:p>
          </table:table-cell>
          <table:table-cell office:value-type="string" table:style-name="ce8">
            <text:p>12:2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4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1-02T00:00:00" table:style-name="ce11">
            <text:p>02/01/2024</text:p>
          </table:table-cell>
          <table:table-cell office:value-type="string" table:style-name="ce8">
            <text:p>12:0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41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1-07T00:00:00" table:style-name="ce11">
            <text:p>07/01/2024</text:p>
          </table:table-cell>
          <table:table-cell office:value-type="string" table:style-name="ce8">
            <text:p>11:5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42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1-12T00:00:00" table:style-name="ce11">
            <text:p>12/01/2024</text:p>
          </table:table-cell>
          <table:table-cell office:value-type="string" table:style-name="ce8">
            <text:p>11:3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43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1-17T00:00:00" table:style-name="ce11">
            <text:p>17/01/2024</text:p>
          </table:table-cell>
          <table:table-cell office:value-type="string" table:style-name="ce8">
            <text:p>11:2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44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1-22T00:00:00" table:style-name="ce11">
            <text:p>22/01/2024</text:p>
          </table:table-cell>
          <table:table-cell office:value-type="string" table:style-name="ce8">
            <text:p>13:0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245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1-27T00:00:00" table:style-name="ce11">
            <text:p>27/01/2024</text:p>
          </table:table-cell>
          <table:table-cell office:value-type="string" table:style-name="ce8">
            <text:p>11:5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46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2-01T00:00:00" table:style-name="ce11">
            <text:p>01/02/2024</text:p>
          </table:table-cell>
          <table:table-cell office:value-type="string" table:style-name="ce8">
            <text:p>11:3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247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2-06T00:00:00" table:style-name="ce11">
            <text:p>06/02/2024</text:p>
          </table:table-cell>
          <table:table-cell office:value-type="string" table:style-name="ce8">
            <text:p>11:2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248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2-11T00:00:00" table:style-name="ce11">
            <text:p>11/02/2024</text:p>
          </table:table-cell>
          <table:table-cell office:value-type="string" table:style-name="ce8">
            <text:p>11:0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249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2-16T00:00:00" table:style-name="ce11">
            <text:p>16/02/2024</text:p>
          </table:table-cell>
          <table:table-cell office:value-type="string" table:style-name="ce8">
            <text:p>09:55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PRODUCT([.E250];0.1)" table:style-name="ce9">
            <text:p>0,7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2-21T00:00:00" table:style-name="ce11">
            <text:p>21/02/2024</text:p>
          </table:table-cell>
          <table:table-cell office:value-type="string" table:style-name="ce8">
            <text:p>09:4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51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2-26T00:00:00" table:style-name="ce11">
            <text:p>26/02/2024</text:p>
          </table:table-cell>
          <table:table-cell office:value-type="string" table:style-name="ce8">
            <text:p>09:3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252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3-02T00:00:00" table:style-name="ce11">
            <text:p>02/03/2024</text:p>
          </table:table-cell>
          <table:table-cell office:value-type="string" table:style-name="ce8">
            <text:p>09:2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53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3-07T00:00:00" table:style-name="ce11">
            <text:p>07/03/2024</text:p>
          </table:table-cell>
          <table:table-cell office:value-type="string" table:style-name="ce8">
            <text:p>09:0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254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3-12T00:00:00" table:style-name="ce11">
            <text:p>12/03/2024</text:p>
          </table:table-cell>
          <table:table-cell office:value-type="string" table:style-name="ce8">
            <text:p>06:5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255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3-17T00:00:00" table:style-name="ce11">
            <text:p>17/03/2024</text:p>
          </table:table-cell>
          <table:table-cell office:value-type="string" table:style-name="ce8">
            <text:p>07:4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56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3-22T00:00:00" table:style-name="ce11">
            <text:p>22/03/2024</text:p>
          </table:table-cell>
          <table:table-cell office:value-type="string" table:style-name="ce8">
            <text:p>08:2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257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3-27T00:00:00" table:style-name="ce11">
            <text:p>27/03/2024</text:p>
          </table:table-cell>
          <table:table-cell office:value-type="string" table:style-name="ce8">
            <text:p>09:1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258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4-01T00:00:00" table:style-name="ce11">
            <text:p>01/04/2024</text:p>
          </table:table-cell>
          <table:table-cell office:value-type="string" table:style-name="ce8">
            <text:p>09:5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259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4-06T00:00:00" table:style-name="ce11">
            <text:p>06/04/2024</text:p>
          </table:table-cell>
          <table:table-cell office:value-type="string" table:style-name="ce8">
            <text:p>09:3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60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4-11T00:00:00" table:style-name="ce11">
            <text:p>11/04/2024</text:p>
          </table:table-cell>
          <table:table-cell office:value-type="string" table:style-name="ce8">
            <text:p>10:2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261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4-16T00:00:00" table:style-name="ce11">
            <text:p>16/04/2024</text:p>
          </table:table-cell>
          <table:table-cell office:value-type="string" table:style-name="ce8">
            <text:p>11:3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62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4-21T00:00:00" table:style-name="ce11">
            <text:p>21/04/2024</text:p>
          </table:table-cell>
          <table:table-cell office:value-type="string" table:style-name="ce8">
            <text:p>12:2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63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666555444" table:style-name="ce8">
            <text:p>666555444</text:p>
          </table:table-cell>
          <table:table-cell office:value-type="date" office:date-value="2024-04-26T00:00:00" table:style-name="ce11">
            <text:p>26/04/2024</text:p>
          </table:table-cell>
          <table:table-cell office:value-type="string" table:style-name="ce8">
            <text:p>13:5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264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09-25T00:00:00" table:style-name="ce11">
            <text:p>25/09/2023</text:p>
          </table:table-cell>
          <table:table-cell office:value-type="string" table:style-name="ce8">
            <text:p>10:0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65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09-30T00:00:00" table:style-name="ce11">
            <text:p>30/09/2023</text:p>
          </table:table-cell>
          <table:table-cell office:value-type="string" table:style-name="ce8">
            <text:p>01:3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266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0-05T00:00:00" table:style-name="ce11">
            <text:p>05/10/2023</text:p>
          </table:table-cell>
          <table:table-cell office:value-type="string" table:style-name="ce8">
            <text:p>17:00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267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0-10T00:00:00" table:style-name="ce11">
            <text:p>10/10/2023</text:p>
          </table:table-cell>
          <table:table-cell office:value-type="string" table:style-name="ce8">
            <text:p>08:4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268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0-15T00:00:00" table:style-name="ce11">
            <text:p>15/10/2023</text:p>
          </table:table-cell>
          <table:table-cell office:value-type="string" table:style-name="ce8">
            <text:p>01:25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269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0-20T00:00:00" table:style-name="ce11">
            <text:p>20/10/2023</text:p>
          </table:table-cell>
          <table:table-cell office:value-type="string" table:style-name="ce8">
            <text:p>00:1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7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0-25T00:00:00" table:style-name="ce11">
            <text:p>25/10/2023</text:p>
          </table:table-cell>
          <table:table-cell office:value-type="string" table:style-name="ce8">
            <text:p>23:5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71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0-30T00:00:00" table:style-name="ce11">
            <text:p>30/10/2023</text:p>
          </table:table-cell>
          <table:table-cell office:value-type="string" table:style-name="ce8">
            <text:p>22:4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272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1-04T00:00:00" table:style-name="ce11">
            <text:p>04/11/2023</text:p>
          </table:table-cell>
          <table:table-cell office:value-type="string" table:style-name="ce8">
            <text:p>21:2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273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1-09T00:00:00" table:style-name="ce11">
            <text:p>09/11/2023</text:p>
          </table:table-cell>
          <table:table-cell office:value-type="string" table:style-name="ce8">
            <text:p>20:10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274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1-14T00:00:00" table:style-name="ce11">
            <text:p>14/11/2023</text:p>
          </table:table-cell>
          <table:table-cell office:value-type="string" table:style-name="ce8">
            <text:p>18:5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275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1-19T00:00:00" table:style-name="ce11">
            <text:p>19/11/2023</text:p>
          </table:table-cell>
          <table:table-cell office:value-type="string" table:style-name="ce8">
            <text:p>18:4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276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1-24T00:00:00" table:style-name="ce11">
            <text:p>24/11/2023</text:p>
          </table:table-cell>
          <table:table-cell office:value-type="string" table:style-name="ce8">
            <text:p>18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77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1-29T00:00:00" table:style-name="ce11">
            <text:p>29/11/2023</text:p>
          </table:table-cell>
          <table:table-cell office:value-type="string" table:style-name="ce8">
            <text:p>18:10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278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2-04T00:00:00" table:style-name="ce11">
            <text:p>04/12/2023</text:p>
          </table:table-cell>
          <table:table-cell office:value-type="string" table:style-name="ce8">
            <text:p>16:5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79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2-09T00:00:00" table:style-name="ce11">
            <text:p>09/12/2023</text:p>
          </table:table-cell>
          <table:table-cell office:value-type="string" table:style-name="ce8">
            <text:p>15:4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80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2-14T00:00:00" table:style-name="ce11">
            <text:p>14/12/2023</text:p>
          </table:table-cell>
          <table:table-cell office:value-type="string" table:style-name="ce8">
            <text:p>15:2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281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2-19T00:00:00" table:style-name="ce11">
            <text:p>19/12/2023</text:p>
          </table:table-cell>
          <table:table-cell office:value-type="string" table:style-name="ce8">
            <text:p>14:1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82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2-24T00:00:00" table:style-name="ce11">
            <text:p>24/12/2023</text:p>
          </table:table-cell>
          <table:table-cell office:value-type="string" table:style-name="ce8">
            <text:p>13:5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283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3-12-29T00:00:00" table:style-name="ce11">
            <text:p>29/12/2023</text:p>
          </table:table-cell>
          <table:table-cell office:value-type="string" table:style-name="ce8">
            <text:p>13:4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84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1-03T00:00:00" table:style-name="ce11">
            <text:p>03/01/2024</text:p>
          </table:table-cell>
          <table:table-cell office:value-type="string" table:style-name="ce8">
            <text:p>14:25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285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1-08T00:00:00" table:style-name="ce11">
            <text:p>08/01/2024</text:p>
          </table:table-cell>
          <table:table-cell office:value-type="string" table:style-name="ce8">
            <text:p>13:1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286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1-13T00:00:00" table:style-name="ce11">
            <text:p>13/01/2024</text:p>
          </table:table-cell>
          <table:table-cell office:value-type="string" table:style-name="ce8">
            <text:p>12:55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287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1-18T00:00:00" table:style-name="ce11">
            <text:p>18/01/2024</text:p>
          </table:table-cell>
          <table:table-cell office:value-type="string" table:style-name="ce8">
            <text:p>12:4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88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1-23T00:00:00" table:style-name="ce11">
            <text:p>23/01/2024</text:p>
          </table:table-cell>
          <table:table-cell office:value-type="string" table:style-name="ce8">
            <text:p>14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89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1-28T00:00:00" table:style-name="ce11">
            <text:p>28/01/2024</text:p>
          </table:table-cell>
          <table:table-cell office:value-type="string" table:style-name="ce8">
            <text:p>13:1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9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2-02T00:00:00" table:style-name="ce11">
            <text:p>02/02/2024</text:p>
          </table:table-cell>
          <table:table-cell office:value-type="string" table:style-name="ce8">
            <text:p>12:55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291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2-07T00:00:00" table:style-name="ce11">
            <text:p>07/02/2024</text:p>
          </table:table-cell>
          <table:table-cell office:value-type="string" table:style-name="ce8">
            <text:p>12:4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292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2-12T00:00:00" table:style-name="ce11">
            <text:p>12/02/2024</text:p>
          </table:table-cell>
          <table:table-cell office:value-type="string" table:style-name="ce8">
            <text:p>12:2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293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2-17T00:00:00" table:style-name="ce11">
            <text:p>17/02/2024</text:p>
          </table:table-cell>
          <table:table-cell office:value-type="string" table:style-name="ce8">
            <text:p>11:1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294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2-22T00:00:00" table:style-name="ce11">
            <text:p>22/02/2024</text:p>
          </table:table-cell>
          <table:table-cell office:value-type="string" table:style-name="ce8">
            <text:p>11:0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295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2-27T00:00:00" table:style-name="ce11">
            <text:p>27/02/2024</text:p>
          </table:table-cell>
          <table:table-cell office:value-type="string" table:style-name="ce8">
            <text:p>10:5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296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3-03T00:00:00" table:style-name="ce11">
            <text:p>03/03/2024</text:p>
          </table:table-cell>
          <table:table-cell office:value-type="string" table:style-name="ce8">
            <text:p>10:4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297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3-08T00:00:00" table:style-name="ce11">
            <text:p>08/03/2024</text:p>
          </table:table-cell>
          <table:table-cell office:value-type="string" table:style-name="ce8">
            <text:p>10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298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3-13T00:00:00" table:style-name="ce11">
            <text:p>13/03/2024</text:p>
          </table:table-cell>
          <table:table-cell office:value-type="string" table:style-name="ce8">
            <text:p>11:1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299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3-18T00:00:00" table:style-name="ce11">
            <text:p>18/03/2024</text:p>
          </table:table-cell>
          <table:table-cell office:value-type="string" table:style-name="ce8">
            <text:p>12:0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0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3-23T00:00:00" table:style-name="ce11">
            <text:p>23/03/2024</text:p>
          </table:table-cell>
          <table:table-cell office:value-type="string" table:style-name="ce8">
            <text:p>12:4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01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3-28T00:00:00" table:style-name="ce11">
            <text:p>28/03/2024</text:p>
          </table:table-cell>
          <table:table-cell office:value-type="string" table:style-name="ce8">
            <text:p>13:3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302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4-02T00:00:00" table:style-name="ce11">
            <text:p>02/04/2024</text:p>
          </table:table-cell>
          <table:table-cell office:value-type="string" table:style-name="ce8">
            <text:p>14:1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303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4-07T00:00:00" table:style-name="ce11">
            <text:p>07/04/2024</text:p>
          </table:table-cell>
          <table:table-cell office:value-type="string" table:style-name="ce8">
            <text:p>13:0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04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4-12T00:00:00" table:style-name="ce11">
            <text:p>12/04/2024</text:p>
          </table:table-cell>
          <table:table-cell office:value-type="string" table:style-name="ce8">
            <text:p>13:3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305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4-17T00:00:00" table:style-name="ce11">
            <text:p>17/04/2024</text:p>
          </table:table-cell>
          <table:table-cell office:value-type="string" table:style-name="ce8">
            <text:p>14:3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306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4-22T00:00:00" table:style-name="ce11">
            <text:p>22/04/2024</text:p>
          </table:table-cell>
          <table:table-cell office:value-type="string" table:style-name="ce8">
            <text:p>17:4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307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777888999" table:style-name="ce8">
            <text:p>777888999</text:p>
          </table:table-cell>
          <table:table-cell office:value-type="date" office:date-value="2024-04-27T00:00:00" table:style-name="ce11">
            <text:p>27/04/2024</text:p>
          </table:table-cell>
          <table:table-cell office:value-type="string" table:style-name="ce8">
            <text:p>16:3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308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09-24T00:00:00" table:style-name="ce11">
            <text:p>24/09/2023</text:p>
          </table:table-cell>
          <table:table-cell office:value-type="string" table:style-name="ce8">
            <text:p>16:3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09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09-29T00:00:00" table:style-name="ce11">
            <text:p>29/09/2023</text:p>
          </table:table-cell>
          <table:table-cell office:value-type="string" table:style-name="ce8">
            <text:p>08:0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310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0-04T00:00:00" table:style-name="ce11">
            <text:p>04/10/2023</text:p>
          </table:table-cell>
          <table:table-cell office:value-type="string" table:style-name="ce8">
            <text:p>23:3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11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0-09T00:00:00" table:style-name="ce11">
            <text:p>09/10/2023</text:p>
          </table:table-cell>
          <table:table-cell office:value-type="string" table:style-name="ce8">
            <text:p>15:0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312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0-14T00:00:00" table:style-name="ce11">
            <text:p>14/10/2023</text:p>
          </table:table-cell>
          <table:table-cell office:value-type="string" table:style-name="ce8">
            <text:p>20:5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313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0-19T00:00:00" table:style-name="ce11">
            <text:p>19/10/2023</text:p>
          </table:table-cell>
          <table:table-cell office:value-type="string" table:style-name="ce8">
            <text:p>19:3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14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0-24T00:00:00" table:style-name="ce11">
            <text:p>24/10/2023</text:p>
          </table:table-cell>
          <table:table-cell office:value-type="string" table:style-name="ce8">
            <text:p>18:2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315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0-29T00:00:00" table:style-name="ce11">
            <text:p>29/10/2023</text:p>
          </table:table-cell>
          <table:table-cell office:value-type="string" table:style-name="ce8">
            <text:p>18:0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316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1-03T00:00:00" table:style-name="ce11">
            <text:p>03/11/2023</text:p>
          </table:table-cell>
          <table:table-cell office:value-type="string" table:style-name="ce8">
            <text:p>17:5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317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1-08T00:00:00" table:style-name="ce11">
            <text:p>08/11/2023</text:p>
          </table:table-cell>
          <table:table-cell office:value-type="string" table:style-name="ce8">
            <text:p>17:3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318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1-13T00:00:00" table:style-name="ce11">
            <text:p>13/11/2023</text:p>
          </table:table-cell>
          <table:table-cell office:value-type="string" table:style-name="ce8">
            <text:p>16:2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319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1-18T00:00:00" table:style-name="ce11">
            <text:p>18/11/2023</text:p>
          </table:table-cell>
          <table:table-cell office:value-type="string" table:style-name="ce8">
            <text:p>15:0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20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1-23T00:00:00" table:style-name="ce11">
            <text:p>23/11/2023</text:p>
          </table:table-cell>
          <table:table-cell office:value-type="string" table:style-name="ce8">
            <text:p>14:5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321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1-28T00:00:00" table:style-name="ce11">
            <text:p>28/11/2023</text:p>
          </table:table-cell>
          <table:table-cell office:value-type="string" table:style-name="ce8">
            <text:p>13:35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322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2-03T00:00:00" table:style-name="ce11">
            <text:p>03/12/2023</text:p>
          </table:table-cell>
          <table:table-cell office:value-type="string" table:style-name="ce8">
            <text:p>12:2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23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2-08T00:00:00" table:style-name="ce11">
            <text:p>08/12/2023</text:p>
          </table:table-cell>
          <table:table-cell office:value-type="string" table:style-name="ce8">
            <text:p>11:0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324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2-13T00:00:00" table:style-name="ce11">
            <text:p>13/12/2023</text:p>
          </table:table-cell>
          <table:table-cell office:value-type="string" table:style-name="ce8">
            <text:p>10:5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25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2-18T00:00:00" table:style-name="ce11">
            <text:p>18/12/2023</text:p>
          </table:table-cell>
          <table:table-cell office:value-type="string" table:style-name="ce8">
            <text:p>09:35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326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2-23T00:00:00" table:style-name="ce11">
            <text:p>23/12/2023</text:p>
          </table:table-cell>
          <table:table-cell office:value-type="string" table:style-name="ce8">
            <text:p>09:20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327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3-12-28T00:00:00" table:style-name="ce11">
            <text:p>28/12/2023</text:p>
          </table:table-cell>
          <table:table-cell office:value-type="string" table:style-name="ce8">
            <text:p>09:0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328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1-02T00:00:00" table:style-name="ce11">
            <text:p>02/01/2024</text:p>
          </table:table-cell>
          <table:table-cell office:value-type="string" table:style-name="ce8">
            <text:p>08:50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329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1-07T00:00:00" table:style-name="ce11">
            <text:p>07/01/2024</text:p>
          </table:table-cell>
          <table:table-cell office:value-type="string" table:style-name="ce8">
            <text:p>08:3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330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1-12T00:00:00" table:style-name="ce11">
            <text:p>12/01/2024</text:p>
          </table:table-cell>
          <table:table-cell office:value-type="string" table:style-name="ce8">
            <text:p>08:2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31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1-17T00:00:00" table:style-name="ce11">
            <text:p>17/01/2024</text:p>
          </table:table-cell>
          <table:table-cell office:value-type="string" table:style-name="ce8">
            <text:p>08:0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32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1-22T00:00:00" table:style-name="ce11">
            <text:p>22/01/2024</text:p>
          </table:table-cell>
          <table:table-cell office:value-type="string" table:style-name="ce8">
            <text:p>09:5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333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1-27T00:00:00" table:style-name="ce11">
            <text:p>27/01/2024</text:p>
          </table:table-cell>
          <table:table-cell office:value-type="string" table:style-name="ce8">
            <text:p>08:3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34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2-01T00:00:00" table:style-name="ce11">
            <text:p>01/02/2024</text:p>
          </table:table-cell>
          <table:table-cell office:value-type="string" table:style-name="ce8">
            <text:p>08:2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335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2-06T00:00:00" table:style-name="ce11">
            <text:p>06/02/2024</text:p>
          </table:table-cell>
          <table:table-cell office:value-type="string" table:style-name="ce8">
            <text:p>08:0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336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2-11T00:00:00" table:style-name="ce11">
            <text:p>11/02/2024</text:p>
          </table:table-cell>
          <table:table-cell office:value-type="string" table:style-name="ce8">
            <text:p>07:5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337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2-16T00:00:00" table:style-name="ce11">
            <text:p>16/02/2024</text:p>
          </table:table-cell>
          <table:table-cell office:value-type="string" table:style-name="ce8">
            <text:p>06:4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338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2-21T00:00:00" table:style-name="ce11">
            <text:p>21/02/2024</text:p>
          </table:table-cell>
          <table:table-cell office:value-type="string" table:style-name="ce8">
            <text:p>06:2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339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2-26T00:00:00" table:style-name="ce11">
            <text:p>26/02/2024</text:p>
          </table:table-cell>
          <table:table-cell office:value-type="string" table:style-name="ce8">
            <text:p>06:1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340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3-02T00:00:00" table:style-name="ce11">
            <text:p>02/03/2024</text:p>
          </table:table-cell>
          <table:table-cell office:value-type="string" table:style-name="ce8">
            <text:p>06:0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41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3-07T00:00:00" table:style-name="ce11">
            <text:p>07/03/2024</text:p>
          </table:table-cell>
          <table:table-cell office:value-type="string" table:style-name="ce8">
            <text:p>05:5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342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3-12T00:00:00" table:style-name="ce11">
            <text:p>12/03/2024</text:p>
          </table:table-cell>
          <table:table-cell office:value-type="string" table:style-name="ce8">
            <text:p>03:3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343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3-17T00:00:00" table:style-name="ce11">
            <text:p>17/03/2024</text:p>
          </table:table-cell>
          <table:table-cell office:value-type="string" table:style-name="ce8">
            <text:p>04:2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344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3-22T00:00:00" table:style-name="ce11">
            <text:p>22/03/2024</text:p>
          </table:table-cell>
          <table:table-cell office:value-type="string" table:style-name="ce8">
            <text:p>05:10:00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PRODUCT([.E345];0.1)" table:style-name="ce9">
            <text:p>2,8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3-27T00:00:00" table:style-name="ce11">
            <text:p>27/03/2024</text:p>
          </table:table-cell>
          <table:table-cell office:value-type="string" table:style-name="ce8">
            <text:p>06:0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46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4-01T00:00:00" table:style-name="ce11">
            <text:p>01/04/2024</text:p>
          </table:table-cell>
          <table:table-cell office:value-type="string" table:style-name="ce8">
            <text:p>06:3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347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4-06T00:00:00" table:style-name="ce11">
            <text:p>06/04/2024</text:p>
          </table:table-cell>
          <table:table-cell office:value-type="string" table:style-name="ce8">
            <text:p>06:2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48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4-11T00:00:00" table:style-name="ce11">
            <text:p>11/04/2024</text:p>
          </table:table-cell>
          <table:table-cell office:value-type="string" table:style-name="ce8">
            <text:p>07:05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349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4-16T00:00:00" table:style-name="ce11">
            <text:p>16/04/2024</text:p>
          </table:table-cell>
          <table:table-cell office:value-type="string" table:style-name="ce8">
            <text:p>08:1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5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4-21T00:00:00" table:style-name="ce11">
            <text:p>21/04/2024</text:p>
          </table:table-cell>
          <table:table-cell office:value-type="string" table:style-name="ce8">
            <text:p>09:0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351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888777666" table:style-name="ce8">
            <text:p>888777666</text:p>
          </table:table-cell>
          <table:table-cell office:value-type="date" office:date-value="2024-04-26T00:00:00" table:style-name="ce11">
            <text:p>26/04/2024</text:p>
          </table:table-cell>
          <table:table-cell office:value-type="string" table:style-name="ce8">
            <text:p>10:1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52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09-28T00:00:00" table:style-name="ce11">
            <text:p>28/09/2023</text:p>
          </table:table-cell>
          <table:table-cell office:value-type="string" table:style-name="ce8">
            <text:p>17:4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353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0-03T00:00:00" table:style-name="ce11">
            <text:p>03/10/2023</text:p>
          </table:table-cell>
          <table:table-cell office:value-type="string" table:style-name="ce8">
            <text:p>09:1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54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0-08T00:00:00" table:style-name="ce11">
            <text:p>08/10/2023</text:p>
          </table:table-cell>
          <table:table-cell office:value-type="string" table:style-name="ce8">
            <text:p>00:4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355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0-13T00:00:00" table:style-name="ce11">
            <text:p>13/10/2023</text:p>
          </table:table-cell>
          <table:table-cell office:value-type="string" table:style-name="ce8">
            <text:p>15:3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356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0-18T00:00:00" table:style-name="ce11">
            <text:p>18/10/2023</text:p>
          </table:table-cell>
          <table:table-cell office:value-type="string" table:style-name="ce8">
            <text:p>14:1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57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0-23T00:00:00" table:style-name="ce11">
            <text:p>23/10/2023</text:p>
          </table:table-cell>
          <table:table-cell office:value-type="string" table:style-name="ce8">
            <text:p>13:0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358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0-28T00:00:00" table:style-name="ce11">
            <text:p>28/10/2023</text:p>
          </table:table-cell>
          <table:table-cell office:value-type="string" table:style-name="ce8">
            <text:p>12:4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59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1-02T00:00:00" table:style-name="ce11">
            <text:p>02/11/2023</text:p>
          </table:table-cell>
          <table:table-cell office:value-type="string" table:style-name="ce8">
            <text:p>12:3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360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1-07T00:00:00" table:style-name="ce11">
            <text:p>07/11/2023</text:p>
          </table:table-cell>
          <table:table-cell office:value-type="string" table:style-name="ce8">
            <text:p>11:1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61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1-12T00:00:00" table:style-name="ce11">
            <text:p>12/11/2023</text:p>
          </table:table-cell>
          <table:table-cell office:value-type="string" table:style-name="ce8">
            <text:p>11:0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62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1-17T00:00:00" table:style-name="ce11">
            <text:p>17/11/2023</text:p>
          </table:table-cell>
          <table:table-cell office:value-type="string" table:style-name="ce8">
            <text:p>09:4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363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1-22T00:00:00" table:style-name="ce11">
            <text:p>22/11/2023</text:p>
          </table:table-cell>
          <table:table-cell office:value-type="string" table:style-name="ce8">
            <text:p>09:30:00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PRODUCT([.E364];0.1)" table:style-name="ce9">
            <text:p>2,6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1-27T00:00:00" table:style-name="ce11">
            <text:p>27/11/2023</text:p>
          </table:table-cell>
          <table:table-cell office:value-type="string" table:style-name="ce8">
            <text:p>09:1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6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2-02T00:00:00" table:style-name="ce11">
            <text:p>02/12/2023</text:p>
          </table:table-cell>
          <table:table-cell office:value-type="string" table:style-name="ce8">
            <text:p>09:0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66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2-07T00:00:00" table:style-name="ce11">
            <text:p>07/12/2023</text:p>
          </table:table-cell>
          <table:table-cell office:value-type="string" table:style-name="ce8">
            <text:p>08:4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67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2-12T00:00:00" table:style-name="ce11">
            <text:p>12/12/2023</text:p>
          </table:table-cell>
          <table:table-cell office:value-type="string" table:style-name="ce8">
            <text:p>07:3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68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2-17T00:00:00" table:style-name="ce11">
            <text:p>17/12/2023</text:p>
          </table:table-cell>
          <table:table-cell office:value-type="string" table:style-name="ce8">
            <text:p>07:1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369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2-22T00:00:00" table:style-name="ce11">
            <text:p>22/12/2023</text:p>
          </table:table-cell>
          <table:table-cell office:value-type="string" table:style-name="ce8">
            <text:p>07:00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70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3-12-27T00:00:00" table:style-name="ce11">
            <text:p>27/12/2023</text:p>
          </table:table-cell>
          <table:table-cell office:value-type="string" table:style-name="ce8">
            <text:p>06:4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71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01T00:00:00" table:style-name="ce11">
            <text:p>01/01/2024</text:p>
          </table:table-cell>
          <table:table-cell office:value-type="string" table:style-name="ce8">
            <text:p>06:3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372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06T00:00:00" table:style-name="ce11">
            <text:p>06/01/2024</text:p>
          </table:table-cell>
          <table:table-cell office:value-type="string" table:style-name="ce8">
            <text:p>06:1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373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11T00:00:00" table:style-name="ce11">
            <text:p>11/01/2024</text:p>
          </table:table-cell>
          <table:table-cell office:value-type="string" table:style-name="ce8">
            <text:p>06:00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74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16T00:00:00" table:style-name="ce11">
            <text:p>16/01/2024</text:p>
          </table:table-cell>
          <table:table-cell office:value-type="string" table:style-name="ce8">
            <text:p>05:4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375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21T00:00:00" table:style-name="ce11">
            <text:p>21/01/2024</text:p>
          </table:table-cell>
          <table:table-cell office:value-type="string" table:style-name="ce8">
            <text:p>05:3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76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26T00:00:00" table:style-name="ce11">
            <text:p>26/01/2024</text:p>
          </table:table-cell>
          <table:table-cell office:value-type="string" table:style-name="ce8">
            <text:p>06:1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77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1-31T00:00:00" table:style-name="ce11">
            <text:p>31/01/2024</text:p>
          </table:table-cell>
          <table:table-cell office:value-type="string" table:style-name="ce8">
            <text:p>06:0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378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2-05T00:00:00" table:style-name="ce11">
            <text:p>05/02/2024</text:p>
          </table:table-cell>
          <table:table-cell office:value-type="string" table:style-name="ce8">
            <text:p>05:4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79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2-10T00:00:00" table:style-name="ce11">
            <text:p>10/02/2024</text:p>
          </table:table-cell>
          <table:table-cell office:value-type="string" table:style-name="ce8">
            <text:p>05:3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380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2-15T00:00:00" table:style-name="ce11">
            <text:p>15/02/2024</text:p>
          </table:table-cell>
          <table:table-cell office:value-type="string" table:style-name="ce8">
            <text:p>05:15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81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2-20T00:00:00" table:style-name="ce11">
            <text:p>20/02/2024</text:p>
          </table:table-cell>
          <table:table-cell office:value-type="string" table:style-name="ce8">
            <text:p>05:0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382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2-25T00:00:00" table:style-name="ce11">
            <text:p>25/02/2024</text:p>
          </table:table-cell>
          <table:table-cell office:value-type="string" table:style-name="ce8">
            <text:p>04:5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383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01T00:00:00" table:style-name="ce11">
            <text:p>01/03/2024</text:p>
          </table:table-cell>
          <table:table-cell office:value-type="string" table:style-name="ce8">
            <text:p>04:4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384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06T00:00:00" table:style-name="ce11">
            <text:p>06/03/2024</text:p>
          </table:table-cell>
          <table:table-cell office:value-type="string" table:style-name="ce8">
            <text:p>04:3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385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11T00:00:00" table:style-name="ce11">
            <text:p>11/03/2024</text:p>
          </table:table-cell>
          <table:table-cell office:value-type="string" table:style-name="ce8">
            <text:p>04:15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386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16T00:00:00" table:style-name="ce11">
            <text:p>16/03/2024</text:p>
          </table:table-cell>
          <table:table-cell office:value-type="string" table:style-name="ce8">
            <text:p>05:0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87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21T00:00:00" table:style-name="ce11">
            <text:p>21/03/2024</text:p>
          </table:table-cell>
          <table:table-cell office:value-type="string" table:style-name="ce8">
            <text:p>05:5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388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26T00:00:00" table:style-name="ce11">
            <text:p>26/03/2024</text:p>
          </table:table-cell>
          <table:table-cell office:value-type="string" table:style-name="ce8">
            <text:p>06:4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389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3-31T00:00:00" table:style-name="ce11">
            <text:p>31/03/2024</text:p>
          </table:table-cell>
          <table:table-cell office:value-type="string" table:style-name="ce8">
            <text:p>07:2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390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4-05T00:00:00" table:style-name="ce11">
            <text:p>05/04/2024</text:p>
          </table:table-cell>
          <table:table-cell office:value-type="string" table:style-name="ce8">
            <text:p>08:1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391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4-10T00:00:00" table:style-name="ce11">
            <text:p>10/04/2024</text:p>
          </table:table-cell>
          <table:table-cell office:value-type="string" table:style-name="ce8">
            <text:p>08:5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392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4-15T00:00:00" table:style-name="ce11">
            <text:p>15/04/2024</text:p>
          </table:table-cell>
          <table:table-cell office:value-type="string" table:style-name="ce8">
            <text:p>09:3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393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4-20T00:00:00" table:style-name="ce11">
            <text:p>20/04/2024</text:p>
          </table:table-cell>
          <table:table-cell office:value-type="string" table:style-name="ce8">
            <text:p>10:4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394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4-25T00:00:00" table:style-name="ce11">
            <text:p>25/04/2024</text:p>
          </table:table-cell>
          <table:table-cell office:value-type="string" table:style-name="ce8">
            <text:p>11:4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9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987654321" table:style-name="ce8">
            <text:p>987654321</text:p>
          </table:table-cell>
          <table:table-cell office:value-type="date" office:date-value="2024-04-30T00:00:00" table:style-name="ce11">
            <text:p>30/04/2024</text:p>
          </table:table-cell>
          <table:table-cell office:value-type="string" table:style-name="ce8">
            <text:p>12:30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PRODUCT([.E396];0.1)" table:style-name="ce9">
            <text:p>0,50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09-27T00:00:00" table:style-name="ce11">
            <text:p>27/09/2023</text:p>
          </table:table-cell>
          <table:table-cell office:value-type="string" table:style-name="ce8">
            <text:p>00:15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PRODUCT([.E397];0.1)" table:style-name="ce9">
            <text:p>2,70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0-02T00:00:00" table:style-name="ce11">
            <text:p>02/10/2023</text:p>
          </table:table-cell>
          <table:table-cell office:value-type="string" table:style-name="ce8">
            <text:p>15:4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398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0-07T00:00:00" table:style-name="ce11">
            <text:p>07/10/2023</text:p>
          </table:table-cell>
          <table:table-cell office:value-type="string" table:style-name="ce8">
            <text:p>07:1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399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0-12T00:00:00" table:style-name="ce11">
            <text:p>12/10/2023</text:p>
          </table:table-cell>
          <table:table-cell office:value-type="string" table:style-name="ce8">
            <text:p>22:0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400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0-17T00:00:00" table:style-name="ce11">
            <text:p>17/10/2023</text:p>
          </table:table-cell>
          <table:table-cell office:value-type="string" table:style-name="ce8">
            <text:p>20:4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401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0-22T00:00:00" table:style-name="ce11">
            <text:p>22/10/2023</text:p>
          </table:table-cell>
          <table:table-cell office:value-type="string" table:style-name="ce8">
            <text:p>19:3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402];0.1)" table:style-name="ce9">
            <text:p>1,50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0-27T00:00:00" table:style-name="ce11">
            <text:p>27/10/2023</text:p>
          </table:table-cell>
          <table:table-cell office:value-type="string" table:style-name="ce8">
            <text:p>19:1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403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1-01T00:00:00" table:style-name="ce11">
            <text:p>01/11/2023</text:p>
          </table:table-cell>
          <table:table-cell office:value-type="string" table:style-name="ce8">
            <text:p>19:0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PRODUCT([.E404];0.1)" table:style-name="ce9">
            <text:p>0,90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1-06T00:00:00" table:style-name="ce11">
            <text:p>06/11/2023</text:p>
          </table:table-cell>
          <table:table-cell office:value-type="string" table:style-name="ce8">
            <text:p>17:45:00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PRODUCT([.E405];0.1)" table:style-name="ce9">
            <text:p>1,60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1-11T00:00:00" table:style-name="ce11">
            <text:p>11/11/2023</text:p>
          </table:table-cell>
          <table:table-cell office:value-type="string" table:style-name="ce8">
            <text:p>17:30:00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PRODUCT([.E406];0.1)" table:style-name="ce9">
            <text:p>2,40</text:p>
          </table:table-cell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1-16T00:00:00" table:style-name="ce11">
            <text:p>16/11/2023</text:p>
          </table:table-cell>
          <table:table-cell office:value-type="string" table:style-name="ce8">
            <text:p>16:15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407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1-21T00:00:00" table:style-name="ce11">
            <text:p>21/11/2023</text:p>
          </table:table-cell>
          <table:table-cell office:value-type="string" table:style-name="ce8">
            <text:p>16:0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408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1-26T00:00:00" table:style-name="ce11">
            <text:p>26/11/2023</text:p>
          </table:table-cell>
          <table:table-cell office:value-type="string" table:style-name="ce8">
            <text:p>15:45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409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01T00:00:00" table:style-name="ce11">
            <text:p>01/12/2023</text:p>
          </table:table-cell>
          <table:table-cell office:value-type="string" table:style-name="ce8">
            <text:p>15:3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410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06T00:00:00" table:style-name="ce11">
            <text:p>06/12/2023</text:p>
          </table:table-cell>
          <table:table-cell office:value-type="string" table:style-name="ce8">
            <text:p>15:1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411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11T00:00:00" table:style-name="ce11">
            <text:p>11/12/2023</text:p>
          </table:table-cell>
          <table:table-cell office:value-type="string" table:style-name="ce8">
            <text:p>14:0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412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16T00:00:00" table:style-name="ce11">
            <text:p>16/12/2023</text:p>
          </table:table-cell>
          <table:table-cell office:value-type="string" table:style-name="ce8">
            <text:p>13:45:00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PRODUCT([.E413];0.1)" table:style-name="ce9">
            <text:p>1,20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21T00:00:00" table:style-name="ce11">
            <text:p>21/12/2023</text:p>
          </table:table-cell>
          <table:table-cell office:value-type="string" table:style-name="ce8">
            <text:p>13:3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414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26T00:00:00" table:style-name="ce11">
            <text:p>26/12/2023</text:p>
          </table:table-cell>
          <table:table-cell office:value-type="string" table:style-name="ce8">
            <text:p>13:1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415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3-12-31T00:00:00" table:style-name="ce11">
            <text:p>31/12/2023</text:p>
          </table:table-cell>
          <table:table-cell office:value-type="string" table:style-name="ce8">
            <text:p>13:00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416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1-05T00:00:00" table:style-name="ce11">
            <text:p>05/01/2024</text:p>
          </table:table-cell>
          <table:table-cell office:value-type="string" table:style-name="ce8">
            <text:p>12:4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PRODUCT([.E417];0.1)" table:style-name="ce9">
            <text:p>2,10</text:p>
          </table:table-cell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1-10T00:00:00" table:style-name="ce11">
            <text:p>10/01/2024</text:p>
          </table:table-cell>
          <table:table-cell office:value-type="string" table:style-name="ce8">
            <text:p>12:3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418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1-15T00:00:00" table:style-name="ce11">
            <text:p>15/01/2024</text:p>
          </table:table-cell>
          <table:table-cell office:value-type="string" table:style-name="ce8">
            <text:p>12:1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419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1-20T00:00:00" table:style-name="ce11">
            <text:p>20/01/2024</text:p>
          </table:table-cell>
          <table:table-cell office:value-type="string" table:style-name="ce8">
            <text:p>12:0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420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1-25T00:00:00" table:style-name="ce11">
            <text:p>25/01/2024</text:p>
          </table:table-cell>
          <table:table-cell office:value-type="string" table:style-name="ce8">
            <text:p>12:45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PRODUCT([.E421];0.1)" table:style-name="ce9">
            <text:p>2,30</text:p>
          </table:table-cell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1-30T00:00:00" table:style-name="ce11">
            <text:p>30/01/2024</text:p>
          </table:table-cell>
          <table:table-cell office:value-type="string" table:style-name="ce8">
            <text:p>12:3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422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2-04T00:00:00" table:style-name="ce11">
            <text:p>04/02/2024</text:p>
          </table:table-cell>
          <table:table-cell office:value-type="string" table:style-name="ce8">
            <text:p>12:1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423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2-09T00:00:00" table:style-name="ce11">
            <text:p>09/02/2024</text:p>
          </table:table-cell>
          <table:table-cell office:value-type="string" table:style-name="ce8">
            <text:p>12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424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2-14T00:00:00" table:style-name="ce11">
            <text:p>14/02/2024</text:p>
          </table:table-cell>
          <table:table-cell office:value-type="string" table:style-name="ce8">
            <text:p>11:4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425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2-19T00:00:00" table:style-name="ce11">
            <text:p>19/02/2024</text:p>
          </table:table-cell>
          <table:table-cell office:value-type="string" table:style-name="ce8">
            <text:p>11:35:00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PRODUCT([.E426];0.1)" table:style-name="ce9">
            <text:p>1,40</text:p>
          </table:table-cell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2-24T00:00:00" table:style-name="ce11">
            <text:p>24/02/2024</text:p>
          </table:table-cell>
          <table:table-cell office:value-type="string" table:style-name="ce8">
            <text:p>11:20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PRODUCT([.E427];0.1)" table:style-name="ce9">
            <text:p>1,30</text:p>
          </table:table-cell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2-29T00:00:00" table:style-name="ce11">
            <text:p>29/02/2024</text:p>
          </table:table-cell>
          <table:table-cell office:value-type="string" table:style-name="ce8">
            <text:p>11:15:00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PRODUCT([.E428];0.1)" table:style-name="ce9">
            <text:p>1,00</text:p>
          </table:table-cell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3-05T00:00:00" table:style-name="ce11">
            <text:p>05/03/2024</text:p>
          </table:table-cell>
          <table:table-cell office:value-type="string" table:style-name="ce8">
            <text:p>11:00:00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PRODUCT([.E429];0.1)" table:style-name="ce9">
            <text:p>2,20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3-10T00:00:00" table:style-name="ce11">
            <text:p>10/03/2024</text:p>
          </table:table-cell>
          <table:table-cell office:value-type="string" table:style-name="ce8">
            <text:p>10:45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430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3-15T00:00:00" table:style-name="ce11">
            <text:p>15/03/2024</text:p>
          </table:table-cell>
          <table:table-cell office:value-type="string" table:style-name="ce8">
            <text:p>11:3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431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3-20T00:00:00" table:style-name="ce11">
            <text:p>20/03/2024</text:p>
          </table:table-cell>
          <table:table-cell office:value-type="string" table:style-name="ce8">
            <text:p>12:20:00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PRODUCT([.E432];0.1)" table:style-name="ce9">
            <text:p>2,00</text:p>
          </table:table-cell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3-25T00:00:00" table:style-name="ce11">
            <text:p>25/03/2024</text:p>
          </table:table-cell>
          <table:table-cell office:value-type="string" table:style-name="ce8">
            <text:p>13:10:00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PRODUCT([.E433];0.1)" table:style-name="ce9">
            <text:p>1,80</text:p>
          </table:table-cell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3-30T00:00:00" table:style-name="ce11">
            <text:p>30/03/2024</text:p>
          </table:table-cell>
          <table:table-cell office:value-type="string" table:style-name="ce8">
            <text:p>13:5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PRODUCT([.E434];0.1)" table:style-name="ce9">
            <text:p>1,10</text:p>
          </table:table-cell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4-04T00:00:00" table:style-name="ce11">
            <text:p>04/04/2024</text:p>
          </table:table-cell>
          <table:table-cell office:value-type="string" table:style-name="ce8">
            <text:p>14:30:00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PRODUCT([.E435];0.1)" table:style-name="ce9">
            <text:p>0,80</text:p>
          </table:table-cell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4-09T00:00:00" table:style-name="ce11">
            <text:p>09/04/2024</text:p>
          </table:table-cell>
          <table:table-cell office:value-type="string" table:style-name="ce8">
            <text:p>14:20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PRODUCT([.E436];0.1)" table:style-name="ce9">
            <text:p>1,70</text:p>
          </table:table-cell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4-14T00:00:00" table:style-name="ce11">
            <text:p>14/04/2024</text:p>
          </table:table-cell>
          <table:table-cell office:value-type="string" table:style-name="ce8">
            <text:p>15:0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PRODUCT([.E437];0.1)" table:style-name="ce9">
            <text:p>1,90</text:p>
          </table:table-cell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4-19T00:00:00" table:style-name="ce11">
            <text:p>19/04/2024</text:p>
          </table:table-cell>
          <table:table-cell office:value-type="string" table:style-name="ce8">
            <text:p>16:0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PRODUCT([.E438];0.1)" table:style-name="ce9">
            <text:p>2,50</text:p>
          </table:table-cell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4-24T00:00:00" table:style-name="ce11">
            <text:p>24/04/2024</text:p>
          </table:table-cell>
          <table:table-cell office:value-type="string" table:style-name="ce8">
            <text:p>18:10:00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PRODUCT([.E439];0.1)" table:style-name="ce9">
            <text:p>2,80</text:p>
          </table:table-cell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999888777" table:style-name="ce8">
            <text:p>999888777</text:p>
          </table:table-cell>
          <table:table-cell office:value-type="date" office:date-value="2024-04-29T00:00:00" table:style-name="ce11">
            <text:p>29/04/2024</text:p>
          </table:table-cell>
          <table:table-cell office:value-type="string" table:style-name="ce8">
            <text:p>17:0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PRODUCT([.E440];0.1)" table:style-name="ce9">
            <text:p>1,50</text:p>
          </table:table-cell>
          <table:table-cell table:number-columns-repeated="16378"/>
        </table:table-row>
        <table:table-row table:number-rows-repeated="1048136" table:style-name="ro2">
          <table:table-cell table:number-columns-repeated="16384"/>
        </table:table-row>
      </table:table>
      <table:table table:name="Foglio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9" table:style-name="ro1">
          <table:table-cell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1">
          <table:table-cell table:style-name="ce3"/>
          <table:table-cell table:style-name="ce4"/>
          <table:table-cell table:number-columns-repeated="2" table:style-name="ce3"/>
          <table:table-cell table:style-name="ce6"/>
          <table:table-cell table:number-columns-repeated="16379"/>
        </table:table-row>
        <table:table-row table:number-rows-repeated="28" table:style-name="ro1">
          <table:table-cell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1">
          <table:table-cell table:style-name="ce3"/>
          <table:table-cell table:style-name="ce4"/>
          <table:table-cell table:number-columns-repeated="2" table:style-name="ce3"/>
          <table:table-cell table:style-name="ce6"/>
          <table:table-cell table:number-columns-repeated="16379"/>
        </table:table-row>
        <table:table-row table:number-rows-repeated="3" table:style-name="ro1">
          <table:table-cell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1">
          <table:table-cell table:style-name="ce3"/>
          <table:table-cell table:style-name="ce4"/>
          <table:table-cell table:number-columns-repeated="2" table:style-name="ce3"/>
          <table:table-cell table:style-name="ce6"/>
          <table:table-cell table:number-columns-repeated="16379"/>
        </table:table-row>
        <table:table-row table:number-rows-repeated="16" table:style-name="ro1">
          <table:table-cell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9"/>
        </table:table-row>
        <table:table-row table:number-rows-repeated="37" table:style-name="ro1">
          <table:table-cell table:style-name="ce3"/>
          <table:table-cell table:style-name="ce4"/>
          <table:table-cell table:number-columns-repeated="2" table:style-name="ce3"/>
          <table:table-cell table:style-name="ce6"/>
          <table:table-cell table:number-columns-repeated="16379"/>
        </table:table-row>
        <table:table-row table:number-rows-repeated="1048479" table:style-name="ro2">
          <table:table-cell table:number-columns-repeated="16384"/>
        </table:table-row>
      </table:table>
      <table:database-ranges>
        <table:database-range table:target-range-address="Telefonata.A1:Telefonata.F44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öhne" svg:font-family="Söhne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.</number:text>
      <number:minutes number:style="long"/>
    </number:time-style>
    <number:time-style style:name="N38" number:truncate-on-overflow="false">
      <number:hours/>
      <number:text>.</number:text>
      <number:minutes number:style="long"/>
      <number:text>.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UCA POLONI</dc:creator>
    <dc:date>2024-05-01T07:29:53Z</dc:date>
    <meta:editing-duration>PT0S</meta:editing-duration>
  </office:meta>
</office:document-meta>
</file>